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usehold" table:style-name="ta1">
        <table:shapes>
          <draw:frame draw:z-index="0" draw:style-name="gr1" draw:text-style-name="P1" svg:width="201.81mm" svg:height="131.48mm" svg:x="235.95mm" svg:y="4.78mm">
            <draw:object draw:notify-on-update-of-ranges="household.A1:household.A551 household.B1:household.B5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7T17:02:44.239482806</dc:date>
    <meta:editing-duration>PT4M41S</meta:editing-duration>
    <meta:editing-cycles>1</meta:editing-cycles>
    <meta:document-statistic meta:table-count="1" meta:cell-count="1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82cm" svg:height="13.149cm" xlink:href=".." xlink:type="simple" chart:class="chart:line" chart:style-name="ch1">
        <chart:legend chart:legend-position="end" svg:x="17.33cm" svg:y="6.026cm" style:legend-expansion="high" chart:style-name="ch2"/>
        <chart:plot-area chart:style-name="ch3" table:cell-range-address="household.A1:household.B551" svg:x="0.705cm" svg:y="0.342cm" svg:width="16.523cm" svg:height="12.624cm">
          <chartooo:coordinate-region svg:x="1.512cm" svg:y="0.541cm" svg:width="15.716cm" svg:height="11.5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usehold.A1:household.A551" chart:class="chart:line">
            <chart:data-point chart:repeated="551"/>
          </chart:series>
          <chart:series chart:style-name="ch7" chart:values-cell-range-address="household.B1:household.B551" chart:class="chart:line">
            <chart:data-point chart:repeated="5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household.A1:household.A551</svg:desc>
                </draw:g>
              </table:table-cell>
              <table:table-cell office:value-type="float" office:value="15">
                <text:p>15</text:p>
                <draw:g>
                  <svg:desc>household.B1:household.B5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7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6">
                <text:p>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">
                <text:p>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">
                <text:p>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">
                <text:p>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">
                <text:p>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">
                <text:p>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">
                <text:p>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8">
                <text:p>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">
                <text:p>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">
                <text:p>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">
                <text:p>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1">
                <text:p>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2">
                <text:p>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5">
                <text:p>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">
                <text:p>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4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5">
                <text:p>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5">
                <text:p>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5">
                <text:p>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">
                <text:p>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4">
                <text:p>1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9">
                <text:p>1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9">
                <text:p>1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9">
                <text:p>1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9">
                <text:p>1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9">
                <text:p>1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2">
                <text:p>1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2">
                <text:p>1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">
                <text:p>1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2">
                <text:p>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">
                <text:p>1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">
                <text:p>1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">
                <text:p>1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1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">
                <text:p>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1">
                <text:p>1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1">
                <text:p>1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">
                <text:p>1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6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">
                <text:p>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4">
                <text:p>1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4">
                <text:p>1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4">
                <text:p>1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3">
                <text:p>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3">
                <text:p>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3">
                <text:p>1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">
                <text:p>1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">
                <text:p>1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">
                <text:p>1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">
                <text:p>1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4">
                <text:p>1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4">
                <text:p>1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3">
                <text:p>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">
                <text:p>1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">
                <text:p>1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1">
                <text:p>1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2">
                <text:p>1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2">
                <text:p>1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2">
                <text:p>1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2">
                <text:p>1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2">
                <text:p>1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2">
                <text:p>1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4">
                <text:p>1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4">
                <text:p>1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5">
                <text:p>1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5">
                <text:p>1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6">
                <text:p>1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6">
                <text:p>1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">
                <text:p>1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7">
                <text:p>1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6">
                <text:p>1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6">
                <text:p>1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6">
                <text:p>1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6">
                <text:p>1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9">
                <text:p>1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9">
                <text:p>1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0">
                <text:p>1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">
                <text:p>1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">
                <text:p>1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">
                <text:p>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">
                <text:p>1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2">
                <text:p>1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">
                <text:p>1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">
                <text:p>1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8">
                <text:p>1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0">
                <text:p>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1">
                <text:p>1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1">
                <text:p>1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">
                <text:p>1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9">
                <text:p>1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">
                <text:p>14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8">
                <text:p>1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8">
                <text:p>1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8">
                <text:p>1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">
                <text:p>1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1">
                <text:p>1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1">
                <text:p>1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2">
                <text:p>15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2">
                <text:p>1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2">
                <text:p>1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3">
                <text:p>1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3">
                <text:p>1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3">
                <text:p>1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6">
                <text:p>1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7">
                <text:p>11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8">
                <text:p>11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9">
                <text:p>1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9">
                <text:p>1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">
                <text:p>1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2">
                <text:p>1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6">
                <text:p>1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4">
                <text:p>1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4">
                <text:p>1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4">
                <text:p>1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6">
                <text:p>12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7">
                <text:p>1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7">
                <text:p>12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">
                <text:p>12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1">
                <text:p>13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2">
                <text:p>13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4">
                <text:p>1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4">
                <text:p>1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6">
                <text:p>1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7">
                <text:p>13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3">
                <text:p>13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8">
                <text:p>13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8">
                <text:p>13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9">
                <text:p>1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9">
                <text:p>13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">
                <text:p>1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0">
                <text:p>1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0">
                <text:p>1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2">
                <text:p>14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2">
                <text:p>1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2">
                <text:p>1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3">
                <text:p>1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3">
                <text:p>1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4">
                <text:p>14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5">
                <text:p>14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5">
                <text:p>14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7">
                <text:p>14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6">
                <text:p>14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7">
                <text:p>14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7">
                <text:p>14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">
                <text:p>14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9">
                <text:p>14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0">
                <text:p>1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1">
                <text:p>15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1">
                <text:p>15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5">
                <text:p>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">
                <text:p>14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">
                <text:p>14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8">
                <text:p>14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">
                <text:p>1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">
                <text:p>14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1">
                <text:p>1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3">
                <text:p>15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4">
                <text:p>1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">
                <text:p>15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7">
                <text:p>15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">
                <text:p>1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0">
                <text:p>1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1">
                <text:p>16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3">
                <text:p>1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4">
                <text:p>16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6">
                <text:p>16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">
                <text:p>16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7">
                <text:p>16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9">
                <text:p>16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9">
                <text:p>16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1">
                <text:p>1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1">
                <text:p>17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3">
                <text:p>17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">
                <text:p>1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3">
                <text:p>17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6">
                <text:p>1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6">
                <text:p>17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8">
                <text:p>17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8">
                <text:p>17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0">
                <text:p>18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2">
                <text:p>18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4">
                <text:p>18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5">
                <text:p>18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">
                <text:p>18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9">
                <text:p>18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0">
                <text:p>19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2">
                <text:p>19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1">
                <text:p>19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3">
                <text:p>19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2">
                <text:p>19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4">
                <text:p>19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4">
                <text:p>19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4">
                <text:p>19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5">
                <text:p>19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6">
                <text:p>19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9">
                <text:p>19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3">
                <text:p>19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4">
                <text:p>19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6">
                <text:p>19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6">
                <text:p>19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">
                <text:p>19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">
                <text:p>20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2">
                <text:p>20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2">
                <text:p>20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4">
                <text:p>20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1">
                <text:p>20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9">
                <text:p>20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8">
                <text:p>20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1">
                <text:p>2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2">
                <text:p>21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2">
                <text:p>21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3">
                <text:p>21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4">
                <text:p>21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5">
                <text:p>21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6">
                <text:p>21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0">
                <text:p>21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8">
                <text:p>20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6">
                <text:p>20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1">
                <text:p>20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6">
                <text:p>19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8">
                <text:p>1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1">
                <text:p>18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6">
                <text:p>1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9">
                <text:p>15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6">
                <text:p>1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8">
                <text:p>1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6">
                <text:p>14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1">
                <text:p>14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0">
                <text:p>1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8">
                <text:p>11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4">
                <text:p>1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6">
                <text:p>10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3">
                <text:p>1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5">
                <text:p>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">
                <text:p>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">
                <text:p>8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3">
                <text:p>8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4">
                <text:p>7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">
                <text:p>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8">
                <text:p>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">
                <text:p>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">
                <text:p>5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">
                <text:p>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